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TC" svg:font-family="'Noto Sans TC'" style:font-family-generic="system" style:font-pitch="variable"/>
    <style:font-face style:name="Noto Serif TC" svg:font-family="'Noto Serif TC'" style:font-family-generic="system" style:font-pitch="variable"/>
  </office:font-face-decls>
  <office:automatic-styles>
    <style:style style:name="P1" style:family="paragraph" style:parent-style-name="Title">
      <style:text-properties officeooo:paragraph-rsid="001b9d87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>
      <style:text-properties fo:font-size="16pt" officeooo:paragraph-rsid="001aa83a" style:font-size-asian="16pt" style:font-size-complex="16pt"/>
    </style:style>
    <style:style style:name="P4" style:family="paragraph" style:parent-style-name="Text_20_body">
      <style:text-properties fo:font-size="16pt" officeooo:rsid="001aa83a" officeooo:paragraph-rsid="001aa83a" style:font-size-asian="16pt" style:font-size-complex="16pt"/>
    </style:style>
    <style:style style:name="P5" style:family="paragraph" style:parent-style-name="Title">
      <style:paragraph-properties fo:break-before="page"/>
      <style:text-properties officeooo:paragraph-rsid="001b9d87"/>
    </style:style>
    <style:style style:name="P6" style:family="paragraph" style:parent-style-name="Text_20_body">
      <style:text-properties officeooo:paragraph-rsid="001b9d87"/>
    </style:style>
    <style:style style:name="P7" style:family="paragraph" style:parent-style-name="Text_20_body">
      <style:text-properties fo:font-size="16pt" officeooo:paragraph-rsid="001b9d87" style:font-size-asian="16pt" style:font-size-complex="16pt"/>
    </style:style>
    <style:style style:name="P8" style:family="paragraph" style:parent-style-name="Text_20_body">
      <style:text-properties fo:font-size="16pt" fo:font-weight="bold" officeooo:rsid="001b9d87" officeooo:paragraph-rsid="001b9d87" style:font-size-asian="16pt" style:font-weight-asian="bold" style:font-size-complex="16pt" style:font-weight-complex="bold"/>
    </style:style>
    <style:style style:name="P9" style:family="paragraph" style:parent-style-name="Text_20_body">
      <style:text-properties fo:font-size="16pt" officeooo:rsid="001b9d87" officeooo:paragraph-rsid="001b9d87" style:font-size-asian="16pt" style:font-size-complex="16pt"/>
    </style:style>
    <style:style style:name="P10" style:family="paragraph" style:parent-style-name="Text_20_body">
      <style:text-properties fo:font-size="16pt" officeooo:rsid="001b9d87" officeooo:paragraph-rsid="001d18ad" style:font-size-asian="16pt" style:font-size-complex="16pt"/>
    </style:style>
    <style:style style:name="P11" style:family="paragraph" style:parent-style-name="Text_20_body">
      <style:text-properties fo:font-size="16pt" fo:font-weight="bold" officeooo:rsid="001e2529" officeooo:paragraph-rsid="001e2529" style:font-size-asian="16pt" style:font-weight-asian="bold" style:font-size-complex="16pt" style:font-weight-complex="bold"/>
    </style:style>
    <style:style style:name="P12" style:family="paragraph" style:parent-style-name="Text_20_body">
      <style:text-properties fo:font-size="16pt" fo:font-weight="bold" officeooo:rsid="001b9d87" officeooo:paragraph-rsid="001f1a55" style:font-size-asian="16pt" style:font-weight-asian="bold" style:font-size-complex="16pt" style:font-weight-complex="bold"/>
    </style:style>
    <style:style style:name="P13" style:family="paragraph" style:parent-style-name="Text_20_body">
      <style:text-properties fo:font-size="16pt" fo:font-weight="normal" officeooo:rsid="001b9d87" officeooo:paragraph-rsid="001f1a55" style:font-size-asian="16pt" style:font-weight-asian="normal" style:font-size-complex="16pt" style:font-weight-complex="normal"/>
    </style:style>
    <style:style style:name="P14" style:family="paragraph" style:parent-style-name="Text_20_body">
      <style:text-properties fo:font-size="16pt" fo:font-weight="normal" officeooo:rsid="001f1a55" officeooo:paragraph-rsid="001f1a55" style:font-size-asian="16pt" style:font-weight-asian="normal" style:font-size-complex="16pt" style:font-weight-complex="normal"/>
    </style:style>
    <style:style style:name="P15" style:family="paragraph" style:parent-style-name="Text_20_body">
      <style:text-properties fo:font-size="16pt" officeooo:rsid="001b9d87" officeooo:paragraph-rsid="001f1a55" style:font-size-asian="16pt" style:font-size-complex="16pt"/>
    </style:style>
    <style:style style:name="T1" style:family="text">
      <style:text-properties officeooo:rsid="001aa83a"/>
    </style:style>
    <style:style style:name="T2" style:family="text">
      <style:text-properties fo:font-weight="bold" officeooo:rsid="001aa83a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9d87" style:font-weight-asian="bold" style:font-weight-complex="bold"/>
    </style:style>
    <style:style style:name="T5" style:family="text">
      <style:text-properties officeooo:rsid="001b9d87"/>
    </style:style>
    <style:style style:name="T6" style:family="text">
      <style:text-properties officeooo:rsid="001d18ad"/>
    </style:style>
    <style:style style:name="T7" style:family="text">
      <style:text-properties officeooo:rsid="001e2529"/>
    </style:style>
    <style:style style:name="T8" style:family="text">
      <style:text-properties officeooo:rsid="001f1a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垃圾分類小專題模型大綱</text:p>
      <text:p text:style-name="Text_20_body"/>
      <text:p text:style-name="P2">利用Keras/<text:span text:style-name="T1">TensorFlow中已經訓練好的MobileNet模型，該模型本身就是一個已經訓練好的神經網路模型，該模型大量使用了</text:span><text:span text:style-name="T2">深度可分離卷積</text:span><text:span text:style-name="T1">，這種卷積方式將標準卷積分為兩部分，</text:span><text:span text:style-name="T2">深度卷積</text:span><text:span text:style-name="T1">和</text:span><text:span text:style-name="T2">逐點卷積</text:span><text:span text:style-name="T1">，可大幅減少模型的參數量和運算量。</text:span></text:p>
      <text:p text:style-name="P3">該模型已經在一個超大型的圖像資料集ImageNet進行了數周甚至數月的訓練，ImageNet包含了數百萬張圖片和1000個類別，該<text:span text:style-name="T3">模型本身已學會了如何辨識圖像中的通用視覺特徵</text:span>，例如：邊緣、紋理、圓形、角點等。</text:p>
      <text:p text:style-name="P4">本專案使用<text:span text:style-name="T3">遷移學習</text:span>，我們<text:span text:style-name="T3">移除了該模型最上層的、用於ImageNet 1000 個類別的全連接層，並新增一個自己的全連接層</text:span>，將MobileNet提取到的通用特徵轉換為我們需要的特定分類。</text:p>
      <text:p text:style-name="P4">訓練時，第一階段我們會先凍結(Freeze) MobileNet基礎模型的大部分權重，讓他保持ImageNet學到的能力，只訓練我們新增的頂層，第二階段時解凍模型的最後幾層進行微調。</text:p>
      <text:p text:style-name="P5">垃圾分類小專題前後端細節</text:p>
      <text:p text:style-name="P6"/>
      <text:p text:style-name="P7">利用<text:span text:style-name="T3">apa</text:span><text:span text:style-name="T4">che</text:span><text:span text:style-name="T5">轉發連接埠，使用</text:span><text:span text:style-name="T4">ngrok</text:span><text:span text:style-name="T5">進行內網穿透，網頁介面使用80埠號，處理輸入並預測的Python模型檔使用5000埠號，內網穿透使用80埠，再利用apache的代理功能：</text:span></text:p>
      <text:p text:style-name="P8">LoadModule proxy_module modules/mod_proxy.so</text:p>
      <text:p text:style-name="P8">LoadModule proxy_http_module modules/mod_proxy_http.so</text:p>
      <text:p text:style-name="P9">並加上自己的虛擬轉發路徑</text:p>
      <text:p text:style-name="P8">ProxyPass <text:s/>"/api" <text:s/>"http://127.0.0.1:5000/api"</text:p>
      <text:p text:style-name="P9"><text:span text:style-name="T3">ProxyPassReverse <text:s/>"/api" <text:s/>"</text:span><text:a xlink:type="simple" xlink:href="http://127.0.0.1:5000/api" text:style-name="Internet_20_link" text:visited-style-name="Visited_20_Internet_20_Link"><text:span text:style-name="T3">http://127.0.0.1:5000/api</text:span></text:a><text:span text:style-name="T3">"</text:span></text:p>
      <text:p text:style-name="P10">第一行為去程路徑（轉發請求），告訴apache如果請求是 /<text:span text:style-name="T6">api ，就把請求打包寄給 <text:s text:c="2"/></text:span>http://127.0.0.1:5000/api <text:s/></text:p>
      <text:p text:style-name="P10">第二行為回程路徑（隱藏後端蹤跡），將Python回傳結果的地址<text:span text:style-name="T7">改成發布網頁介面的地址，範例：</text:span></text:p>
      <text:p text:style-name="P11"><text:a xlink:type="simple" xlink:href="http://127.0.0.1:5000/" text:style-name="Internet_20_link" text:visited-style-name="Visited_20_Internet_20_Link">http://127.0.0.1:5000</text:a> <text:s/>→ <text:s/><text:a xlink:type="simple" xlink:href="http://xxxx.ngrok-free.dev/api" text:style-name="Internet_20_link" text:visited-style-name="Visited_20_Internet_20_Link">http://xxxx.ngrok-free.dev/api</text:a></text:p>
      <text:p text:style-name="P11"/>
      <text:p text:style-name="P12">具體操作細節</text:p>
      <text:p text:style-name="P12">LoadModule proxy_module modules/mod_proxy.so</text:p>
      <text:p text:style-name="P12">LoadModule proxy_http_module modules/mod_proxy_http.so</text:p>
      <text:p text:style-name="P13">這兩行在<text:span text:style-name="T8">xampp apache操控列的config下的Apache(httpd.conf)</text:span></text:p>
      <text:p text:style-name="P14">將兩行前面的 # 去掉即啟用該功能，並將以下兩行加在檔案最下方</text:p>
      <text:p text:style-name="P12">ProxyPass <text:s/>"/api" <text:s/>"http://127.0.0.1:5000/api"</text:p>
      <text:p text:style-name="P15"><text:span text:style-name="T3">ProxyPassReverse <text:s/>"/api" <text:s/>"</text:span><text:a xlink:type="simple" xlink:href="http://127.0.0.1:5000/api" text:style-name="Internet_20_link" text:visited-style-name="Visited_20_Internet_20_Link"><text:span text:style-name="T3">http://127.0.0.1:5000/api</text:span></text:a><text:span text:style-name="T3">"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TC" svg:font-family="'Noto Sans TC'" style:font-family-generic="system" style:font-pitch="variable"/>
    <style:font-face style:name="Noto Serif TC" svg:font-family="'Noto Serif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TC" style:font-size-asian="10.5pt" style:language-asian="zh" style:country-asian="TW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TC" style:font-size-asian="10.5pt" style:language-asian="zh" style:country-asian="TW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TC" style:font-family-asian="'Noto Sans T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3T20:38:46.240677600</meta:creation-date>
    <dc:date>2025-12-28T07:07:41.253515600</dc:date>
    <meta:editing-duration>PT1H26M54S</meta:editing-duration>
    <meta:editing-cycles>4</meta:editing-cycles>
    <meta:generator>LibreOffice/25.8.3.2$Windows_X86_64 LibreOffice_project/8ca8d55c161d602844f5428fa4b58097424e324e</meta:generator>
    <meta:document-statistic meta:table-count="0" meta:image-count="0" meta:object-count="0" meta:page-count="2" meta:paragraph-count="22" meta:word-count="574" meta:character-count="1182" meta:non-whitespace-character-count="1141"/>
  </office:meta>
</office:document-meta>
</file>